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5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3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6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8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8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0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0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0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3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3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4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5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3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6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6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6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6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7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8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1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6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1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1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1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0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4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1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2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2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2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2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4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4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0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5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58" style:family="text">
      <style:text-properties fo:font-size="9.50pt" fo:font-weight="normal" fo:font-family="Consolas" style:font-family-asian="Consolas" style:font-family-complex="Consolas" fo:background-color="transparent" fo:color="#008000"/>
    </style:style>
    <style:style style:name="T25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6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7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6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27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7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7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8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28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2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29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29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29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2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08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0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1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1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1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0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2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4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25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2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2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2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3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6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3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3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3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0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41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4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4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4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5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2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5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6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57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58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59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2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6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6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6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68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6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2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73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4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5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6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77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7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7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0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8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4" style:family="text">
      <style:text-properties fo:font-size="9.50pt" fo:font-weight="normal" fo:font-family="Consolas" style:font-family-asian="Consolas" style:font-family-complex="Consolas" fo:background-color="transparent" fo:color="#ff0000"/>
    </style:style>
    <style:style style:name="T38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8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88" style:family="text">
      <style:text-properties fo:font-size="9.50pt" fo:font-weight="normal" fo:font-family="Consolas" style:font-family-asian="Consolas" style:font-family-complex="Consolas" fo:background-color="transparent" fo:color="#ff00ff"/>
    </style:style>
    <style:style style:name="T389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0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1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2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3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4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39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398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399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0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1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2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3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4" style:family="text">
      <style:text-properties fo:font-size="9.50pt" fo:font-weight="normal" fo:font-family="Consolas" style:font-family-asian="Consolas" style:font-family-complex="Consolas" fo:background-color="transparent" fo:color="#0000ff"/>
    </style:style>
    <style:style style:name="T405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6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7" style:family="text">
      <style:text-properties fo:font-size="9.50pt" fo:font-weight="normal" fo:font-family="Consolas" style:font-family-asian="Consolas" style:font-family-complex="Consolas" fo:background-color="transparent" fo:color="#000000"/>
    </style:style>
    <style:style style:name="T408" style:family="text">
      <style:text-properties fo:font-size="9.50pt" fo:font-weight="normal" fo:font-family="Consolas" style:font-family-asian="Consolas" style:font-family-complex="Consolas" fo:background-color="transparent" fo:color="#808080"/>
    </style:style>
    <style:style style:name="T4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assignment5:</text:span></text:p>
      <text:p text:style-name="P1"><text:span text:style-name="T1">1.<text:s text:c="6"/>Write a T-SQL based procedure Program to generate complete payslip of a given employee with respect to the following condition</text:span></text:p>
      <text:p text:style-name="P1"><text:span text:style-name="T1"/></text:p>
      <text:p text:style-name="P1"><text:span text:style-name="T1">a)<text:tab/>HRA<text:s text:c="2"/>as 10% Of sal</text:span></text:p>
      <text:p text:style-name="P1"><text:span text:style-name="T1">b)<text:tab/>DA as<text:s text:c="2"/>20% of sal</text:span></text:p>
      <text:p text:style-name="P1"><text:span text:style-name="T1">c)<text:tab/>PF as 8% of sal</text:span></text:p>
      <text:p text:style-name="P1"><text:span text:style-name="T1">d)<text:tab/>IT as 5% of sal</text:span></text:p>
      <text:p text:style-name="P1"><text:span text:style-name="T1">e)<text:tab/>Deductions as sum of PF and IT</text:span></text:p>
      <text:p text:style-name="P1"><text:span text:style-name="T1">f)<text:tab/>Gross Salary as sum of SAL,HRA,DA </text:span></text:p>
      <text:p text:style-name="P1"><text:span text:style-name="T1">g)<text:tab/>Net salary as<text:s text:c="2"/>Gross salary- Deduction</text:span></text:p>
      <text:p text:style-name="P1"><text:span text:style-name="T1"/></text:p>
      <text:p text:style-name="P1"><text:span text:style-name="T1">solution:</text:span></text:p>
      <text:p text:style-name="P1"><text:span text:style-name="T2">create</text:span><text:span text:style-name="T3"><text:s/></text:span><text:span text:style-name="T4">database</text:span><text:span text:style-name="T5"><text:s/>employee</text:span><text:span text:style-name="T6">;</text:span><text:span text:style-name="T7"/></text:p>
      <text:p text:style-name="P1"><text:span text:style-name="T8">go</text:span><text:span text:style-name="T9"/></text:p>
      <text:p text:style-name="P1"><text:span text:style-name="T10">use</text:span><text:span text:style-name="T11"><text:s/>employee</text:span><text:span text:style-name="T12">;</text:span><text:span text:style-name="T13"/></text:p>
      <text:p text:style-name="P1"><text:span text:style-name="T14">go</text:span><text:span text:style-name="T15"/></text:p>
      <text:p text:style-name="P1"><text:span text:style-name="T16">create</text:span><text:span text:style-name="T17"><text:s text:c="2"/></text:span><text:span text:style-name="T18">table</text:span><text:span text:style-name="T19"><text:s/>employee</text:span><text:span text:style-name="T20">(</text:span><text:span text:style-name="T21"/></text:p>
      <text:p text:style-name="P1"><text:span text:style-name="T21"><text:s text:c="3"/>employeeid<text:s/></text:span><text:span text:style-name="T22">int</text:span><text:span text:style-name="T23"><text:s/></text:span><text:span text:style-name="T24">primary</text:span><text:span text:style-name="T25"><text:s/></text:span><text:span text:style-name="T26">key</text:span><text:span text:style-name="T27">,</text:span><text:span text:style-name="T28"/></text:p>
      <text:p text:style-name="P1"><text:span text:style-name="T28"><text:s text:c="3"/></text:span><text:span text:style-name="T29">name</text:span><text:span text:style-name="T30"><text:s/></text:span><text:span text:style-name="T31">varchar</text:span><text:span text:style-name="T32">(</text:span><text:span text:style-name="T33">100</text:span><text:span text:style-name="T34">),</text:span><text:span text:style-name="T35"/></text:p>
      <text:p text:style-name="P1"><text:span text:style-name="T35"><text:s text:c="3"/>salary<text:s/></text:span><text:span text:style-name="T36">decimal</text:span><text:span text:style-name="T37">(</text:span><text:span text:style-name="T38">10</text:span><text:span text:style-name="T39">,</text:span><text:span text:style-name="T40">2</text:span><text:span text:style-name="T41">)</text:span><text:span text:style-name="T42"/></text:p>
      <text:p text:style-name="P1"><text:span text:style-name="T42"><text:s text:c="3"/></text:span><text:span text:style-name="T43">);</text:span><text:span text:style-name="T44"/></text:p>
      <text:p text:style-name="P1"><text:span text:style-name="T45">go</text:span><text:span text:style-name="T46"/></text:p>
      <text:p text:style-name="P1"><text:span text:style-name="T47">insert</text:span><text:span text:style-name="T48"><text:s/></text:span><text:span text:style-name="T49">into</text:span><text:span text:style-name="T50"><text:s/>employee</text:span><text:span text:style-name="T51">(</text:span><text:span text:style-name="T52">employeeid</text:span><text:span text:style-name="T53">,</text:span><text:span text:style-name="T54">name</text:span><text:span text:style-name="T55">,</text:span><text:span text:style-name="T56">salary</text:span><text:span text:style-name="T57">)</text:span><text:span text:style-name="T58"/></text:p>
      <text:p text:style-name="P1"><text:span text:style-name="T59">values</text:span><text:span text:style-name="T60">(</text:span><text:span text:style-name="T61">1</text:span><text:span text:style-name="T62">,</text:span><text:span text:style-name="T63">'teju'</text:span><text:span text:style-name="T64">,</text:span><text:span text:style-name="T65">50000.00</text:span><text:span text:style-name="T66">);</text:span><text:span text:style-name="T67"/></text:p>
      <text:p text:style-name="P1"><text:span text:style-name="T68">go</text:span><text:span text:style-name="T69"/></text:p>
      <text:p text:style-name="P1"><text:span text:style-name="T70">CREATE</text:span><text:span text:style-name="T71"><text:s/></text:span><text:span text:style-name="T72">PROCEDURE</text:span><text:span text:style-name="T73"><text:s/>GeneratePayslip</text:span><text:span text:style-name="T74"><text:s/></text:span><text:span text:style-name="T75">(</text:span><text:span text:style-name="T76">@EmployeeID<text:s/></text:span><text:span text:style-name="T77">INT</text:span><text:span text:style-name="T78">)</text:span><text:span text:style-name="T79"/></text:p>
      <text:p text:style-name="P1"><text:span text:style-name="T79"/></text:p>
      <text:p text:style-name="P1"><text:span text:style-name="T80">AS</text:span><text:span text:style-name="T81"/></text:p>
      <text:p text:style-name="P1"><text:span text:style-name="T81"/></text:p>
      <text:p text:style-name="P1"><text:span text:style-name="T82">BEGIN</text:span><text:span text:style-name="T83"/></text:p>
      <text:p text:style-name="P1"><text:span text:style-name="T83"/></text:p>
      <text:p text:style-name="P1"><text:span text:style-name="T83"><text:s text:c="4"/></text:span><text:span text:style-name="T84">DECLARE</text:span><text:span text:style-name="T85"><text:s/>@EmployeeName<text:s/></text:span><text:span text:style-name="T86">NVARCHAR</text:span><text:span text:style-name="T87">(</text:span><text:span text:style-name="T88">100</text:span><text:span text:style-name="T89">)</text:span><text:span text:style-name="T90"/></text:p>
      <text:p text:style-name="P1"><text:span text:style-name="T90"/></text:p>
      <text:p text:style-name="P1"><text:span text:style-name="T90"><text:s text:c="4"/></text:span><text:span text:style-name="T91">DECLARE</text:span><text:span text:style-name="T92"><text:s/>@Salary<text:s/></text:span><text:span text:style-name="T93">DECIMAL</text:span><text:span text:style-name="T94">(</text:span><text:span text:style-name="T95">10</text:span><text:span text:style-name="T96">,</text:span><text:span text:style-name="T97"><text:s/>2</text:span><text:span text:style-name="T98">)</text:span><text:span text:style-name="T99"/></text:p>
      <text:p text:style-name="P1"><text:span text:style-name="T99"/></text:p>
      <text:p text:style-name="P1"><text:span text:style-name="T99"><text:s text:c="4"/></text:span><text:span text:style-name="T100">DECLARE</text:span><text:span text:style-name="T101"><text:s/>@HRA<text:s/></text:span><text:span text:style-name="T102">DECIMAL</text:span><text:span text:style-name="T103">(</text:span><text:span text:style-name="T104">10</text:span><text:span text:style-name="T105">,</text:span><text:span text:style-name="T106"><text:s/>2</text:span><text:span text:style-name="T107">)</text:span><text:span text:style-name="T108"/></text:p>
      <text:p text:style-name="P1"><text:span text:style-name="T108"/></text:p>
      <text:p text:style-name="P1"><text:span text:style-name="T108"><text:s text:c="4"/></text:span><text:span text:style-name="T109">DECLARE</text:span><text:span text:style-name="T110"><text:s/>@DA<text:s/></text:span><text:span text:style-name="T111">DECIMAL</text:span><text:span text:style-name="T112">(</text:span><text:span text:style-name="T113">10</text:span><text:span text:style-name="T114">,</text:span><text:span text:style-name="T115"><text:s/>2</text:span><text:span text:style-name="T116">)</text:span><text:span text:style-name="T117"/></text:p>
      <text:p text:style-name="P1"><text:span text:style-name="T117"/></text:p>
      <text:p text:style-name="P1"><text:span text:style-name="T117"><text:s text:c="4"/></text:span><text:span text:style-name="T118">DECLARE</text:span><text:span text:style-name="T119"><text:s/>@PFPercentage<text:s/></text:span><text:span text:style-name="T120">DECIMAL</text:span><text:span text:style-name="T121">(</text:span><text:span text:style-name="T122">5</text:span><text:span text:style-name="T123">,</text:span><text:span text:style-name="T124"><text:s/>2</text:span><text:span text:style-name="T125">)</text:span><text:span text:style-name="T126"/></text:p>
      <text:p text:style-name="P1"><text:span text:style-name="T126"/></text:p>
      <text:p text:style-name="P1"><text:span text:style-name="T126"><text:s text:c="4"/></text:span><text:span text:style-name="T127">DECLARE</text:span><text:span text:style-name="T128"><text:s/>@ITPercentage<text:s/></text:span><text:span text:style-name="T129">DECIMAL</text:span><text:span text:style-name="T130">(</text:span><text:span text:style-name="T131">5</text:span><text:span text:style-name="T132">,</text:span><text:span text:style-name="T133"><text:s/>2</text:span><text:span text:style-name="T134">)</text:span><text:span text:style-name="T135"/></text:p>
      <text:p text:style-name="P1"><text:span text:style-name="T135"/></text:p>
      <text:p text:style-name="P1"><text:span text:style-name="T135"><text:s text:c="4"/></text:span><text:span text:style-name="T136">DECLARE</text:span><text:span text:style-name="T137"><text:s/>@Deductions<text:s/></text:span><text:span text:style-name="T138">DECIMAL</text:span><text:span text:style-name="T139">(</text:span><text:span text:style-name="T140">10</text:span><text:span text:style-name="T141">,</text:span><text:span text:style-name="T142"><text:s/>2</text:span><text:span text:style-name="T143">)</text:span><text:span text:style-name="T144"/></text:p>
      <text:p text:style-name="P1"><text:span text:style-name="T144"/></text:p>
      <text:p text:style-name="P1"><text:span text:style-name="T144"><text:s text:c="4"/></text:span><text:span text:style-name="T145">DECLARE</text:span><text:span text:style-name="T146"><text:s/>@GrossSalary<text:s/></text:span><text:span text:style-name="T147">DECIMAL</text:span><text:span text:style-name="T148">(</text:span><text:span text:style-name="T149">10</text:span><text:span text:style-name="T150">,</text:span><text:span text:style-name="T151"><text:s/>2</text:span><text:span text:style-name="T152">)</text:span><text:span text:style-name="T153"/></text:p>
      <text:p text:style-name="P1"><text:span text:style-name="T153"/></text:p>
      <text:p text:style-name="P1"><text:span text:style-name="T153"><text:s text:c="4"/></text:span><text:span text:style-name="T154">DECLARE</text:span><text:span text:style-name="T155"><text:s/>@NetSalary<text:s/></text:span><text:span text:style-name="T156">DECIMAL</text:span><text:span text:style-name="T157">(</text:span><text:span text:style-name="T158">10</text:span><text:span text:style-name="T159">,</text:span><text:span text:style-name="T160"><text:s/>2</text:span><text:span text:style-name="T161">)</text:span><text:span text:style-name="T162"/></text:p>
      <text:p text:style-name="P1"><text:span text:style-name="T162"/></text:p>
      <text:p text:style-name="P1"><text:span text:style-name="T162"><text:s/></text:span></text:p>
      <text:p text:style-name="P1"><text:span text:style-name="T162"/></text:p>
      <text:p text:style-name="P1"><text:span text:style-name="T162"><text:s text:c="4"/></text:span><text:span text:style-name="T163">-- Retrieve employee information</text:span><text:span text:style-name="T164"/></text:p>
      <text:p text:style-name="P1"><text:span text:style-name="T164"/></text:p>
      <text:p text:style-name="P1"><text:span text:style-name="T164"><text:s text:c="4"/></text:span><text:span text:style-name="T165">SELECT</text:span><text:span text:style-name="T166"><text:s/>@EmployeeName<text:s/></text:span><text:span text:style-name="T167">=</text:span><text:span text:style-name="T168"><text:s/></text:span><text:span text:style-name="T169">Name</text:span><text:span text:style-name="T170">,</text:span><text:span text:style-name="T171"><text:s/>@Salary<text:s/></text:span><text:span text:style-name="T172">=</text:span><text:span text:style-name="T173"><text:s/>Salary</text:span></text:p>
      <text:p text:style-name="P1"><text:span text:style-name="T173"/></text:p>
      <text:p text:style-name="P1"><text:span text:style-name="T173"><text:s text:c="4"/></text:span><text:span text:style-name="T174">FROM</text:span><text:span text:style-name="T175"><text:s/>Employee</text:span></text:p>
      <text:p text:style-name="P1"><text:span text:style-name="T175"/></text:p>
      <text:p text:style-name="P1"><text:span text:style-name="T175"><text:s text:c="4"/></text:span><text:span text:style-name="T176">WHERE</text:span><text:span text:style-name="T177"><text:s/>EmployeeID<text:s/></text:span><text:span text:style-name="T178">=</text:span><text:span text:style-name="T179"><text:s/>@EmployeeID</text:span></text:p>
      <text:p text:style-name="P1"><text:span text:style-name="T179"/></text:p>
      <text:p text:style-name="P1"><text:span text:style-name="T179"><text:s/></text:span></text:p>
      <text:p text:style-name="P1"><text:span text:style-name="T179"/></text:p>
      <text:p text:style-name="P1"><text:span text:style-name="T179"><text:s text:c="4"/></text:span><text:span text:style-name="T180">-- Calculate HRA</text:span><text:span text:style-name="T181"/></text:p>
      <text:p text:style-name="P1"><text:span text:style-name="T181"/></text:p>
      <text:p text:style-name="P1"><text:span text:style-name="T181"><text:s text:c="4"/></text:span><text:span text:style-name="T182">SET</text:span><text:span text:style-name="T183"><text:s/>@HRA<text:s/></text:span><text:span text:style-name="T184">=</text:span><text:span text:style-name="T185"><text:s/>0.10<text:s/></text:span><text:span text:style-name="T186">*</text:span><text:span text:style-name="T187"><text:s/>@Salary</text:span></text:p>
      <text:p text:style-name="P1"><text:span text:style-name="T187"/></text:p>
      <text:p text:style-name="P1"><text:span text:style-name="T187"><text:s/></text:span></text:p>
      <text:p text:style-name="P1"><text:span text:style-name="T187"/></text:p>
      <text:p text:style-name="P1"><text:span text:style-name="T187"><text:s text:c="4"/></text:span><text:span text:style-name="T188">-- Calculate DA</text:span><text:span text:style-name="T189"/></text:p>
      <text:p text:style-name="P1"><text:span text:style-name="T189"/></text:p>
      <text:p text:style-name="P1"><text:span text:style-name="T189"><text:s text:c="4"/></text:span><text:span text:style-name="T190">SET</text:span><text:span text:style-name="T191"><text:s/>@DA<text:s/></text:span><text:span text:style-name="T192">=</text:span><text:span text:style-name="T193"><text:s/>0.20<text:s/></text:span><text:span text:style-name="T194">*</text:span><text:span text:style-name="T195"><text:s/>@Salary</text:span></text:p>
      <text:p text:style-name="P1"><text:span text:style-name="T195"/></text:p>
      <text:p text:style-name="P1"><text:span text:style-name="T195"><text:s/></text:span></text:p>
      <text:p text:style-name="P1"><text:span text:style-name="T195"/></text:p>
      <text:p text:style-name="P1"><text:span text:style-name="T195"><text:s text:c="4"/></text:span><text:span text:style-name="T196">-- Calculate PF (8% of salary)</text:span><text:span text:style-name="T197"/></text:p>
      <text:p text:style-name="P1"><text:span text:style-name="T197"/></text:p>
      <text:p text:style-name="P1"><text:span text:style-name="T197"><text:s text:c="4"/></text:span><text:span text:style-name="T198">SET</text:span><text:span text:style-name="T199"><text:s/>@PFPercentage<text:s/></text:span><text:span text:style-name="T200">=</text:span><text:span text:style-name="T201"><text:s/>8.0</text:span></text:p>
      <text:p text:style-name="P1"><text:span text:style-name="T201"/></text:p>
      <text:p text:style-name="P1"><text:span text:style-name="T201"><text:s text:c="4"/></text:span><text:span text:style-name="T202">SET</text:span><text:span text:style-name="T203"><text:s/>@PFPercentage<text:s/></text:span><text:span text:style-name="T204">=</text:span><text:span text:style-name="T205"><text:s/></text:span><text:span text:style-name="T206">(</text:span><text:span text:style-name="T207">@PFPercentage<text:s/></text:span><text:span text:style-name="T208">/</text:span><text:span text:style-name="T209"><text:s/>100</text:span><text:span text:style-name="T210">)</text:span><text:span text:style-name="T211"><text:s/></text:span><text:span text:style-name="T212">*</text:span><text:span text:style-name="T213"><text:s/>@Salary</text:span></text:p>
      <text:p text:style-name="P1"><text:span text:style-name="T213"/></text:p>
      <text:p text:style-name="P1"><text:span text:style-name="T213"><text:s/></text:span></text:p>
      <text:p text:style-name="P1"><text:span text:style-name="T213"/></text:p>
      <text:p text:style-name="P1"><text:span text:style-name="T213"><text:s text:c="4"/></text:span><text:span text:style-name="T214">-- Calculate IT (5% of salary)</text:span><text:span text:style-name="T215"/></text:p>
      <text:p text:style-name="P1"><text:span text:style-name="T215"/></text:p>
      <text:p text:style-name="P1"><text:span text:style-name="T215"><text:s text:c="4"/></text:span><text:span text:style-name="T216">SET</text:span><text:span text:style-name="T217"><text:s/>@ITPercentage<text:s/></text:span><text:span text:style-name="T218">=</text:span><text:span text:style-name="T219"><text:s/>5.0</text:span></text:p>
      <text:p text:style-name="P1"><text:span text:style-name="T219"/></text:p>
      <text:p text:style-name="P1"><text:span text:style-name="T219"><text:s text:c="4"/></text:span><text:span text:style-name="T220">SET</text:span><text:span text:style-name="T221"><text:s/>@ITPercentage<text:s/></text:span><text:span text:style-name="T222">=</text:span><text:span text:style-name="T223"><text:s/></text:span><text:span text:style-name="T224">(</text:span><text:span text:style-name="T225">@ITPercentage<text:s/></text:span><text:span text:style-name="T226">/</text:span><text:span text:style-name="T227"><text:s/>100</text:span><text:span text:style-name="T228">)</text:span><text:span text:style-name="T229"><text:s/></text:span><text:span text:style-name="T230">*</text:span><text:span text:style-name="T231"><text:s/>@Salary</text:span></text:p>
      <text:p text:style-name="P1"><text:span text:style-name="T231"/></text:p>
      <text:p text:style-name="P1"><text:span text:style-name="T231"><text:s/></text:span></text:p>
      <text:p text:style-name="P1"><text:span text:style-name="T231"/></text:p>
      <text:p text:style-name="P1"><text:span text:style-name="T231"><text:s text:c="4"/></text:span><text:span text:style-name="T232">-- Calculate Deductions (sum of PF and IT)</text:span><text:span text:style-name="T233"/></text:p>
      <text:p text:style-name="P1"><text:span text:style-name="T233"/></text:p>
      <text:p text:style-name="P1"><text:span text:style-name="T233"><text:s text:c="4"/></text:span><text:span text:style-name="T234">SET</text:span><text:span text:style-name="T235"><text:s/>@Deductions<text:s/></text:span><text:span text:style-name="T236">=</text:span><text:span text:style-name="T237"><text:s/>@PFPercentage<text:s/></text:span><text:span text:style-name="T238">+</text:span><text:span text:style-name="T239"><text:s/>@ITPercentage</text:span></text:p>
      <text:p text:style-name="P1"><text:span text:style-name="T239"/></text:p>
      <text:p text:style-name="P1"><text:span text:style-name="T239"><text:s/></text:span></text:p>
      <text:p text:style-name="P1"><text:span text:style-name="T239"/></text:p>
      <text:p text:style-name="P1"><text:span text:style-name="T239"><text:s text:c="4"/></text:span><text:span text:style-name="T240">-- Calculate Gross Salary</text:span><text:span text:style-name="T241"/></text:p>
      <text:p text:style-name="P1"><text:span text:style-name="T241"/></text:p>
      <text:p text:style-name="P1"><text:span text:style-name="T241"><text:s text:c="4"/></text:span><text:span text:style-name="T242">SET</text:span><text:span text:style-name="T243"><text:s/>@GrossSalary<text:s/></text:span><text:span text:style-name="T244">=</text:span><text:span text:style-name="T245"><text:s/>@Salary<text:s/></text:span><text:span text:style-name="T246">+</text:span><text:span text:style-name="T247"><text:s/>@HRA<text:s/></text:span><text:span text:style-name="T248">+</text:span><text:span text:style-name="T249"><text:s/>@DA</text:span></text:p>
      <text:p text:style-name="P1"><text:span text:style-name="T249"/></text:p>
      <text:p text:style-name="P1"><text:span text:style-name="T249"><text:s/></text:span></text:p>
      <text:p text:style-name="P1"><text:span text:style-name="T249"/></text:p>
      <text:p text:style-name="P1"><text:span text:style-name="T249"><text:s text:c="4"/></text:span><text:span text:style-name="T250">-- Calculate Net Salary</text:span><text:span text:style-name="T251"/></text:p>
      <text:p text:style-name="P1"><text:span text:style-name="T251"/></text:p>
      <text:p text:style-name="P1"><text:span text:style-name="T251"><text:s text:c="4"/></text:span><text:span text:style-name="T252">SET</text:span><text:span text:style-name="T253"><text:s/>@NetSalary<text:s/></text:span><text:span text:style-name="T254">=</text:span><text:span text:style-name="T255"><text:s/>@GrossSalary<text:s/></text:span><text:span text:style-name="T256">-</text:span><text:span text:style-name="T257"><text:s/>@Deductions</text:span></text:p>
      <text:p text:style-name="P1"><text:span text:style-name="T257"/></text:p>
      <text:p text:style-name="P1"><text:span text:style-name="T257"><text:s/></text:span></text:p>
      <text:p text:style-name="P1"><text:span text:style-name="T257"/></text:p>
      <text:p text:style-name="P1"><text:span text:style-name="T257"><text:s text:c="4"/></text:span><text:span text:style-name="T258">-- Output the payslip</text:span><text:span text:style-name="T259"/></text:p>
      <text:p text:style-name="P1"><text:span text:style-name="T259"/></text:p>
      <text:p text:style-name="P1"><text:span text:style-name="T259"><text:s text:c="4"/></text:span><text:span text:style-name="T260">PRINT</text:span><text:span text:style-name="T261"><text:s/></text:span><text:span text:style-name="T262">'Payslip for Employee: '</text:span><text:span text:style-name="T263"><text:s/></text:span><text:span text:style-name="T264">+</text:span><text:span text:style-name="T265"><text:s/>@EmployeeName</text:span></text:p>
      <text:p text:style-name="P1"><text:span text:style-name="T265"/></text:p>
      <text:p text:style-name="P1"><text:span text:style-name="T265"><text:s text:c="4"/></text:span><text:span text:style-name="T266">PRINT</text:span><text:span text:style-name="T267"><text:s/></text:span><text:span text:style-name="T268">'-------------------------------'</text:span><text:span text:style-name="T269"/></text:p>
      <text:p text:style-name="P1"><text:span text:style-name="T269"/></text:p>
      <text:p text:style-name="P1"><text:span text:style-name="T269"><text:s text:c="4"/></text:span><text:span text:style-name="T270">PRINT</text:span><text:span text:style-name="T271"><text:s/></text:span><text:span text:style-name="T272">'Basic Salary: '</text:span><text:span text:style-name="T273"><text:s/></text:span><text:span text:style-name="T274">+</text:span><text:span text:style-name="T275"><text:s/></text:span><text:span text:style-name="T276">CAST</text:span><text:span text:style-name="T277">(</text:span><text:span text:style-name="T278">@Salary<text:s/></text:span><text:span text:style-name="T279">AS</text:span><text:span text:style-name="T280"><text:s/></text:span><text:span text:style-name="T281">NVARCHAR</text:span><text:span text:style-name="T282">(</text:span><text:span text:style-name="T283">100</text:span><text:span text:style-name="T284">))</text:span><text:span text:style-name="T285"/></text:p>
      <text:p text:style-name="P1"><text:span text:style-name="T285"/></text:p>
      <text:p text:style-name="P1"><text:span text:style-name="T285"><text:s text:c="4"/></text:span><text:span text:style-name="T286">PRINT</text:span><text:span text:style-name="T287"><text:s/></text:span><text:span text:style-name="T288">'HRA: '</text:span><text:span text:style-name="T289"><text:s/></text:span><text:span text:style-name="T290">+</text:span><text:span text:style-name="T291"><text:s/></text:span><text:span text:style-name="T292">CAST</text:span><text:span text:style-name="T293">(</text:span><text:span text:style-name="T294">@HRA<text:s/></text:span><text:span text:style-name="T295">AS</text:span><text:span text:style-name="T296"><text:s/></text:span><text:span text:style-name="T297">NVARCHAR</text:span><text:span text:style-name="T298">(</text:span><text:span text:style-name="T299">100</text:span><text:span text:style-name="T300">))</text:span><text:span text:style-name="T301"/></text:p>
      <text:p text:style-name="P1"><text:span text:style-name="T301"/></text:p>
      <text:p text:style-name="P1"><text:span text:style-name="T301"><text:s text:c="4"/></text:span><text:span text:style-name="T302">PRINT</text:span><text:span text:style-name="T303"><text:s/></text:span><text:span text:style-name="T304">'DA: '</text:span><text:span text:style-name="T305"><text:s/></text:span><text:span text:style-name="T306">+</text:span><text:span text:style-name="T307"><text:s/></text:span><text:span text:style-name="T308">CAST</text:span><text:span text:style-name="T309">(</text:span><text:span text:style-name="T310">@DA<text:s/></text:span><text:span text:style-name="T311">AS</text:span><text:span text:style-name="T312"><text:s/></text:span><text:span text:style-name="T313">NVARCHAR</text:span><text:span text:style-name="T314">(</text:span><text:span text:style-name="T315">100</text:span><text:span text:style-name="T316">))</text:span><text:span text:style-name="T317"/></text:p>
      <text:p text:style-name="P1"><text:span text:style-name="T317"/></text:p>
      <text:p text:style-name="P1"><text:span text:style-name="T317"><text:s text:c="4"/></text:span><text:span text:style-name="T318">PRINT</text:span><text:span text:style-name="T319"><text:s/></text:span><text:span text:style-name="T320">'pfpercentage: '</text:span><text:span text:style-name="T321"><text:s/></text:span><text:span text:style-name="T322">+</text:span><text:span text:style-name="T323"><text:s/></text:span><text:span text:style-name="T324">CAST</text:span><text:span text:style-name="T325">(</text:span><text:span text:style-name="T326">@pfpercentage<text:s/></text:span><text:span text:style-name="T327">AS</text:span><text:span text:style-name="T328"><text:s/></text:span><text:span text:style-name="T329">NVARCHAR</text:span><text:span text:style-name="T330">(</text:span><text:span text:style-name="T331">100</text:span><text:span text:style-name="T332">))</text:span><text:span text:style-name="T333"/></text:p>
      <text:p text:style-name="P1"><text:span text:style-name="T333"/></text:p>
      <text:p text:style-name="P1"><text:span text:style-name="T333"><text:s text:c="4"/></text:span><text:span text:style-name="T334">PRINT</text:span><text:span text:style-name="T335"><text:s/></text:span><text:span text:style-name="T336">'ITPercentage: '</text:span><text:span text:style-name="T337"><text:s/></text:span><text:span text:style-name="T338">+</text:span><text:span text:style-name="T339"><text:s/></text:span><text:span text:style-name="T340">CAST</text:span><text:span text:style-name="T341">(</text:span><text:span text:style-name="T342">@ITPercentage<text:s/></text:span><text:span text:style-name="T343">AS</text:span><text:span text:style-name="T344"><text:s/></text:span><text:span text:style-name="T345">NVARCHAR</text:span><text:span text:style-name="T346">(</text:span><text:span text:style-name="T347">100</text:span><text:span text:style-name="T348">))</text:span><text:span text:style-name="T349"><text:s/></text:span></text:p>
      <text:p text:style-name="P1"><text:span text:style-name="T349"/></text:p>
      <text:p text:style-name="P1"><text:span text:style-name="T349"><text:s text:c="4"/></text:span><text:span text:style-name="T350">PRINT</text:span><text:span text:style-name="T351"><text:s/></text:span><text:span text:style-name="T352">'Deductions: '</text:span><text:span text:style-name="T353"><text:s/></text:span><text:span text:style-name="T354">+</text:span><text:span text:style-name="T355"><text:s/></text:span><text:span text:style-name="T356">CAST</text:span><text:span text:style-name="T357">(</text:span><text:span text:style-name="T358">@Deductions<text:s/></text:span><text:span text:style-name="T359">AS</text:span><text:span text:style-name="T360"><text:s/></text:span><text:span text:style-name="T361">NVARCHAR</text:span><text:span text:style-name="T362">(</text:span><text:span text:style-name="T363">100</text:span><text:span text:style-name="T364">))</text:span><text:span text:style-name="T365"><text:s/></text:span></text:p>
      <text:p text:style-name="P1"><text:span text:style-name="T365"/></text:p>
      <text:p text:style-name="P1"><text:span text:style-name="T365"><text:s text:c="4"/></text:span><text:span text:style-name="T366">PRINT</text:span><text:span text:style-name="T367"><text:s/></text:span><text:span text:style-name="T368">'Gross Salary: '</text:span><text:span text:style-name="T369"><text:s/></text:span><text:span text:style-name="T370">+</text:span><text:span text:style-name="T371"><text:s/></text:span><text:span text:style-name="T372">CAST</text:span><text:span text:style-name="T373">(</text:span><text:span text:style-name="T374">@GrossSalary<text:s/></text:span><text:span text:style-name="T375">AS</text:span><text:span text:style-name="T376"><text:s/></text:span><text:span text:style-name="T377">NVARCHAR</text:span><text:span text:style-name="T378">(</text:span><text:span text:style-name="T379">100</text:span><text:span text:style-name="T380">))</text:span><text:span text:style-name="T381"/></text:p>
      <text:p text:style-name="P1"><text:span text:style-name="T381"/></text:p>
      <text:p text:style-name="P1"><text:span text:style-name="T381"><text:s text:c="4"/></text:span><text:span text:style-name="T382">PRINT</text:span><text:span text:style-name="T383"><text:s/></text:span><text:span text:style-name="T384">'Net Salary: '</text:span><text:span text:style-name="T385"><text:s/></text:span><text:span text:style-name="T386">+</text:span><text:span text:style-name="T387"><text:s/></text:span><text:span text:style-name="T388">CAST</text:span><text:span text:style-name="T389">(</text:span><text:span text:style-name="T390">@NetSalary<text:s/></text:span><text:span text:style-name="T391">AS</text:span><text:span text:style-name="T392"><text:s/></text:span><text:span text:style-name="T393">NVARCHAR</text:span><text:span text:style-name="T394">(</text:span><text:span text:style-name="T395">100</text:span><text:span text:style-name="T396">))</text:span><text:span text:style-name="T397"/></text:p>
      <text:p text:style-name="P1"><text:span text:style-name="T397"/></text:p>
      <text:p text:style-name="P1"><text:span text:style-name="T398">END</text:span><text:span text:style-name="T399"/></text:p>
      <text:p text:style-name="P1"><text:span text:style-name="T400">go</text:span><text:span text:style-name="T401"/></text:p>
      <text:p text:style-name="P1"><text:span text:style-name="T402">exec</text:span><text:span text:style-name="T403"><text:s/>GeneratePayslip</text:span><text:span text:style-name="T404"><text:s/></text:span><text:span text:style-name="T405">@employeeid</text:span><text:span text:style-name="T406">=</text:span><text:span text:style-name="T407">1</text:span><text:span text:style-name="T408">;</text:span></text:p>
      <text:p text:style-name="P1"><text:span text:style-name="T408"/></text:p>
      <text:p text:style-name="P1"><draw:frame text:anchor-type="as-char" svg:width="317.24mm" svg:height="169.86mm" style:rel-width="scale" style:rel-height="scale"><draw:object-ole xlink:href="OleObj1"/><draw:image xlink:href="ObjectReplacements/OleObj1"/></draw:frame><text:span text:style-name="T408"/></text:p>
      <text:p text:style-name="P1"><text:span text:style-name="T409"/></text:p>
      <text:p text:style-name="P2"><text:span text:style-name="T40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